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 svg:font-family="" style:font-family-generic="roman"/>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weight="bold" officeooo:rsid="00142358" officeooo:paragraph-rsid="00142358" style:font-weight-asian="bold" style:font-weight-complex="bold"/>
    </style:style>
    <style:style style:name="P2" style:family="paragraph">
      <style:text-properties style:font-name="F" fo:font-size="12pt"/>
    </style:style>
    <style:style style:name="P3" style:family="paragraph" style:parent-style-name="Standard">
      <style:text-properties fo:font-weight="bold" officeooo:rsid="0015f1fb" officeooo:paragraph-rsid="0015f1fb" style:font-weight-asian="bold" style:font-weight-complex="bold"/>
    </style:style>
    <style:style style:name="P4" style:family="paragraph" style:parent-style-name="Table_20_Contents">
      <style:text-properties fo:font-weight="bold" officeooo:rsid="0015f1fb" officeooo:paragraph-rsid="0015f1fb" style:font-weight-asian="bold" style:font-weight-complex="bold"/>
    </style:style>
    <style:style style:name="P5" style:family="paragraph" style:parent-style-name="Table_20_Contents">
      <style:text-properties officeooo:rsid="0015f1fb" officeooo:paragraph-rsid="0015f1fb"/>
    </style:style>
    <style:style style:name="T1" style:family="text">
      <style:text-properties style:font-name="F" fo:font-size="12pt"/>
    </style:style>
    <style:style style:name="T2" style:family="text">
      <style:text-properties fo:font-weight="normal" style:font-weight-asian="normal" style:font-weight-complex="normal"/>
    </style:style>
    <style:style style:name="gr1" style:family="graphic">
      <style:graphic-properties draw:textarea-horizontal-align="justify" draw:textarea-vertical-align="middle" draw:auto-grow-height="false" fo:min-height="0.6272in" fo:min-width="0.895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justify" draw:textarea-vertical-align="middle" draw:auto-grow-height="false" fo:min-height="0.6272in" fo:min-width="0.9992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justify" draw:textarea-vertical-align="middle" draw:auto-grow-height="false" fo:min-height="0.6272in" fo:min-width="0.6272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textarea-horizontal-align="justify" draw:textarea-vertical-align="middle" draw:auto-grow-height="false" fo:min-height="0.6272in" fo:min-width="0.7181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textarea-horizontal-align="justify" draw:textarea-vertical-align="middle" draw:auto-grow-height="false" fo:min-height="0.6272in" fo:min-width="0.9366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textarea-horizontal-align="justify" draw:textarea-vertical-align="middle" draw:auto-grow-height="false" fo:min-height="0.6272in" fo:min-width="1.0516in"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xplain the compiling process of C programming.</text:p>
      <text:p text:style-name="P1">Ans : </text:p>
      <text:p text:style-name="P1"><draw:custom-shape text:anchor-type="paragraph" draw:z-index="0" draw:name="Shape 1" draw:style-name="gr1" draw:text-style-name="P2" svg:width="0.9622in" svg:height="0.6941in" svg:x="-0.2008in" svg:y="0.1807in"><text:p text:style-name="P2"><text:span text:style-name="T1">C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Shape 2" draw:style-name="gr2" svg:width="1.0661in" svg:height="0.6941in" svg:x="1.05in" svg:y="0.1744in"><text:p>Pre processo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 4" draw:style-name="gr3" svg:width="0.6941in" svg:height="0.6941in" svg:x="2.4181in" svg:y="0.1598in"><text:p>Compil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 5" draw:style-name="gr4" svg:width="0.785in" svg:height="0.6941in" svg:x="3.4181in" svg:y="0.1701in"><text:p>Assembl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name="Shape 6" draw:style-name="gr5" svg:width="1.0039in" svg:height="0.6941in" svg:x="4.4283in" svg:y="0.1701in"><text:p>Loader/Link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 3" draw:style-name="gr6" svg:width="1.1185in" svg:height="0.6941in" svg:x="5.6055in" svg:y="0.1598in"><text:p>Executable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text:p>
      <text:p text:style-name="P3"><text:span text:style-name="T2"><text:s/></text:span></text:p>
      <text:p text:style-name="P3"><text:span text:style-name="T2"/></text:p>
      <text:p text:style-name="P3"><text:span text:style-name="T2"/></text:p>
      <text:p text:style-name="P3"><text:span text:style-name="T2"/></text:p>
      <text:p text:style-name="P3"><text:span text:style-name="T2"/></text:p>
      <text:p text:style-name="P3"><text:span text:style-name="T2">Compiling Process of C program is as follows:</text:span></text:p>
      <text:p text:style-name="P3">1.<text:span text:style-name="T2"> Firstly, lets us imagine we have hello.c program file.</text:span></text:p>
      <text:p text:style-name="P3">2.<text:span text:style-name="T2"> Then hello.c <text:s/>is passed to the pre-processor and the preprocessor converts the source code into the expandaded source code. The extension of the expanded source code is hello.i</text:span></text:p>
      <text:p text:style-name="P3">3<text:span text:style-name="T2">. The expanded source code is passed to the compiler and the compiler converts the expanded source code into assembly code. The extension of assembly code is hello.s</text:span></text:p>
      <text:p text:style-name="P3">4<text:span text:style-name="T2">.Then the assembly code is sent to assembler, which converts the assembly code into object code.</text:span></text:p>
      <text:p text:style-name="P3">5.<text:span text:style-name="T2">After the creation of an object code, the linker creates the executable file and the loader will load the executable file for the execution.</text:span></text:p>
      <text:p text:style-name="P3"><text:span text:style-name="T2"/></text:p>
      <text:p text:style-name="P3">2. Difference Between</text:p>
      <table:table table:name="Table1" table:style-name="Table1">
        <table:table-column table:style-name="Table1.A" table:number-columns-repeated="2"/>
        <table:table-row>
          <table:table-cell table:style-name="Table1.A1" office:value-type="string">
            <text:p text:style-name="P4">Iteration</text:p>
          </table:table-cell>
          <table:table-cell table:style-name="Table1.B1" office:value-type="string">
            <text:p text:style-name="P4">Recursion</text:p>
          </table:table-cell>
        </table:table-row>
        <table:table-row>
          <table:table-cell table:style-name="Table1.A2" office:value-type="string">
            <text:p text:style-name="P5">It is a set of instructions repeatedly executed</text:p>
          </table:table-cell>
          <table:table-cell table:style-name="Table1.B2" office:value-type="string">
            <text:p text:style-name="P5">It is a function calling itself</text:p>
          </table:table-cell>
        </table:table-row>
        <table:table-row>
          <table:table-cell table:style-name="Table1.A2" office:value-type="string">
            <text:p text:style-name="P5">It involves the repetition of block of codes</text:p>
          </table:table-cell>
          <table:table-cell table:style-name="Table1.B2" office:value-type="string">
            <text:p text:style-name="P5">It involves calling the same function again</text:p>
          </table:table-cell>
        </table:table-row>
        <table:table-row>
          <table:table-cell table:style-name="Table1.A2" office:value-type="string">
            <text:p text:style-name="P5">A program is called iterative when there is a loop</text:p>
          </table:table-cell>
          <table:table-cell table:style-name="Table1.B2" office:value-type="string">
            <text:p text:style-name="P5">A program is called recursive when it calls itself</text:p>
          </table:table-cell>
        </table:table-row>
        <table:table-row>
          <table:table-cell table:style-name="Table1.A2" office:value-type="string">
            <text:p text:style-name="P5">Execution is faster as it doesn’t utilize stack</text:p>
          </table:table-cell>
          <table:table-cell table:style-name="Table1.B2" office:value-type="string">
            <text:p text:style-name="P5">Execution is slower as it utilizes stack</text:p>
          </table:table-cell>
        </table:table-row>
        <table:table-row>
          <table:table-cell table:style-name="Table1.A2" office:value-type="string">
            <text:p text:style-name="P5">It uses less memory</text:p>
          </table:table-cell>
          <table:table-cell table:style-name="Table1.B2" office:value-type="string">
            <text:p text:style-name="P5">It uses more memory</text:p>
          </table:table-cell>
        </table:table-row>
      </table:table>
      <text:p text:style-name="P3"/>
      <text:p text:style-name="P3">3. Why is function required in C Programming?</text:p>
      <text:p text:style-name="P3">Ans : <text:span text:style-name="T2">Function is required in C programming because it helps to break the larger blocks of codes into smaller manageable parts. It also make the code reusable and make it short and easier to read. Using function also makes it easier to debug the code if any problem arise.</text:span></text:p>
      <text:p text:style-name="P3"><text:span text:style-name="T2"/></text:p>
      <text:p text:style-name="P3">4. Why is DMA used in C language?</text:p>
      <text:p text:style-name="P3">Ans :<text:span text:style-name="T2"> DMA is used in C because it provide flexibility in managing memory during program execution. This capability is essential for efficiently managing the resources especially when the size of required memory cannot be determined during the time of compilation.</text:span></text:p>
      <text:p text:style-name="P3"><text:span text:style-name="T2"/></text:p>
      <text:p text:style-name="P3">5.What is the use of data file in C?</text:p>
      <text:p text:style-name="P3">Ans : <text:span text:style-name="T2"><text:s/>Data files in C are used to store and retrieve data for various purpose such as preserving the information between program execution.</text:span></text:p>
      <text:p text:style-name="P3"><text:span text:style-name="T2"/></text:p>
      <text:p text:style-name="P3">6.What is system design tools?</text:p>
      <text:p text:style-name="P3">Ans : <text:span text:style-name="T2">System design tool are software application used to plan, analyze and document the architecture and functionality of the system. These tools helps in understanding how different components of a system work together to meet specific objectives.</text:span></text:p>
      <text:p text:style-name="P3"><text:span text:style-name="T2"/></text:p>
      <text:p text:style-name="P3"><text:span text:style-name="T2"><text:s/></text:span></text:p>
      <text:p text:style-name="P3"><text:soft-page-break/><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 svg:font-family="" style:font-family-generic="roman"/>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2:56:59.403628253</meta:creation-date>
    <dc:date>2024-12-28T15:25:42.330758393</dc:date>
    <meta:editing-duration>PT2H28M42S</meta:editing-duration>
    <meta:editing-cycles>2</meta:editing-cycles>
    <meta:generator>LibreOffice/24.8.3.2$Linux_X86_64 LibreOffice_project/480$Build-2</meta:generator>
    <meta:document-statistic meta:table-count="1" meta:image-count="0" meta:object-count="0" meta:page-count="2" meta:paragraph-count="31" meta:word-count="384" meta:character-count="2241" meta:non-whitespace-character-count="1881"/>
  </office:meta>
</office:document-meta>
</file>